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3.54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2.84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7.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10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3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9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 style:data-style-name="N2" text:time-value="19:59:57.6766502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4-06-22T20:00:54.151339864</dc:date>
    <meta:editing-duration>PT13H16M10S</meta:editing-duration>
    <meta:editing-cycles>23</meta:editing-cycles>
    <meta:generator>LibreOffice/24.2.3.2$Linux_X86_64 LibreOffice_project/420$Build-2</meta:generator>
    <meta:document-statistic meta:table-count="2" meta:cell-count="228" meta:object-count="0"/>
  </office:meta>
</office:document-meta>
</file>